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creating an assiatant</text:p>
      <text:p text:style-name="Standard"># froud_detection_assis = client.beta.assistants.create(</text:p>
      <text:p text:style-name="Standard"># <text:s text:c="4"/>name="fraud detective",</text:p>
      <text:p text:style-name="Standard"># <text:s text:c="4"/>instructions="""You are a highly skilled fraud detective with extensive experience analyzing fraudulent data.</text:p>
      <text:p text:style-name="Standard"># <text:s text:c="6"/>You've meticulously studied countless cases, identifying recurring patterns and trends.</text:p>
      <text:p text:style-name="Standard"># <text:s text:c="8"/>You've visualized this data to gain deeper insights and predict future fraudulent transactions. Based on your analysis,</text:p>
      <text:p text:style-name="Standard"># <text:s text:c="6"/>you're now tasked with recommending the most effective actions to combat fraud.""",</text:p>
      <text:p text:style-name="Standard"># <text:s text:c="4"/>model=model</text:p>
      <text:p text:style-name="Standard"># )</text:p>
      <text:p text:style-name="Standard"># assistant_id = froud_detection_assis.id</text:p>
      <text:p text:style-name="Standard"># print(assistant_id)</text:p>
      <text:p text:style-name="Standard"/>
      <text:p text:style-name="Standard">#hardcord the id's</text:p>
      <text:p text:style-name="Standard"/>
      <text:p text:style-name="Standard"/>
      <text:p text:style-name="Standard">#creating a thread where all of the messeges will be</text:p>
      <text:p text:style-name="Standard"># thread = client.beta.threads.create(</text:p>
      <text:p text:style-name="Standard"># <text:s text:c="4"/>messages=[</text:p>
      <text:p text:style-name="Standard"># <text:s text:c="8"/>{</text:p>
      <text:p text:style-name="Standard"># <text:s text:c="12"/>"role": "user",</text:p>
      <text:p text:style-name="Standard"># <text:s text:c="12"/>"content":"You're seeking to become a credit card fraud expert by analyzing data, visualizing insights, and proposing effective countermeasures.",</text:p>
      <text:p text:style-name="Standard"># <text:s text:c="8"/>}</text:p>
      <text:p text:style-name="Standard"># <text:s text:c="4"/>]</text:p>
      <text:p text:style-name="Standard"># )</text:p>
      <text:p text:style-name="Standard"># thread_id = thread.id</text:p>
      <text:p text:style-name="Standard"># print(thread_id)</text:p>
      <text:p text:style-name="Standard"/>
      <text:p text:style-name="Standard"># assistant_id = "asst_MAxuBrujSuq020IiZXkUzgSE"</text:p>
      <text:p text:style-name="Standard"># thread_id = "thread_SL8jZLhy7Jtw2nqP2eIxBBOf"</text:p>
      <text:p text:style-name="Standard"/>
      <text:p text:style-name="Standard"># Get the script directory and adjust the path for the static folder</text:p>
      <text:p text:style-name="Standard">script_dir = os.path.dirname(os.path.abspath(__file__))</text:p>
      <text:p text:style-name="Standard">STATIC_FOLDER = os.path.join(script_dir, "../static") <text:s/># Adjusted for relative path to 'static' folder</text:p>
      <text:p text:style-name="Standard"/>
      <text:p text:style-name="Standard"># Load environment variables</text:p>
      <text:p text:style-name="Standard">load_dotenv()</text:p>
      <text:p text:style-name="Standard"/>
      <text:p text:style-name="Standard"># Initialize OpenAI client</text:p>
      <text:p text:style-name="Standard">client = openai.OpenAI()</text:p>
      <text:p text:style-name="Standard">model = "gpt-3.5-turbo-16k"</text:p>
      <text:p text:style-name="Standard"/>
      <text:p text:style-name="Standard"/>
      <text:p text:style-name="Standard">def process_data(query_column=None):</text:p>
      <text:p text:style-name="Standard"><text:s text:c="4"/>"""</text:p>
      <text:p text:style-name="Standard"><text:s text:c="4"/>Processes data from the latest CSV file in the static folder.</text:p>
      <text:p text:style-name="Standard"/>
      <text:p text:style-name="Standard"><text:s text:c="4"/>Args:</text:p>
      <text:p text:style-name="Standard"><text:s text:c="8"/>query_column (str): The name of the column to retrieve descriptive statistics from. </text:p>
      <text:p text:style-name="Standard"><text:s text:c="28"/>If not provided, a list of available columns will be returned.</text:p>
      <text:p text:style-name="Standard"><text:soft-page-break/></text:p>
      <text:p text:style-name="Standard"><text:s text:c="4"/>Returns:</text:p>
      <text:p text:style-name="Standard"><text:s text:c="8"/>tuple: A dictionary of descriptive statistics or a list of columns, and an error message if any.</text:p>
      <text:p text:style-name="Standard"><text:s text:c="4"/>"""</text:p>
      <text:p text:style-name="Standard"><text:s text:c="4"/>STATIC_FOLDER = "/home/armstrong/my_froud_app/venv/bin/project/app/static" <text:s/># Define the folder path</text:p>
      <text:p text:style-name="Standard"/>
      <text:p text:style-name="Standard"><text:s text:c="4"/># Ensure the static folder exists</text:p>
      <text:p text:style-name="Standard"><text:s text:c="4"/>if not os.path.exists(STATIC_FOLDER):</text:p>
      <text:p text:style-name="Standard"><text:s text:c="8"/>return None, "Static folder does not exist."</text:p>
      <text:p text:style-name="Standard"/>
      <text:p text:style-name="Standard"><text:s text:c="4"/># Look for CSV files in the folder</text:p>
      <text:p text:style-name="Standard"><text:s text:c="4"/>files = [f for f in os.listdir(STATIC_FOLDER) if f.endswith(".csv")]</text:p>
      <text:p text:style-name="Standard"><text:s text:c="4"/>if not files:</text:p>
      <text:p text:style-name="Standard"><text:s text:c="8"/>return None, "No CSV files found in the static folder."</text:p>
      <text:p text:style-name="Standard"/>
      <text:p text:style-name="Standard"><text:s text:c="4"/># Identify the latest CSV file</text:p>
      <text:p text:style-name="Standard"><text:s text:c="4"/>latest_file = max(files, key=lambda f: os.path.getmtime(os.path.join(STATIC_FOLDER, f)))</text:p>
      <text:p text:style-name="Standard"><text:s text:c="4"/>file_path = os.path.join(STATIC_FOLDER, latest_file)</text:p>
      <text:p text:style-name="Standard"/>
      <text:p text:style-name="Standard"><text:s text:c="4"/>try:</text:p>
      <text:p text:style-name="Standard"><text:s text:c="8"/># Load the data using pandas</text:p>
      <text:p text:style-name="Standard"><text:s text:c="8"/>data = pd.read_csv(file_path)</text:p>
      <text:p text:style-name="Standard"><text:s text:c="4"/>except Exception as e:</text:p>
      <text:p text:style-name="Standard"><text:s text:c="8"/>return None, f"Failed to read CSV file: {str(e)}"</text:p>
      <text:p text:style-name="Standard"/>
      <text:p text:style-name="Standard"><text:s text:c="4"/>if query_column:</text:p>
      <text:p text:style-name="Standard"><text:s text:c="8"/>if query_column not in data.columns:</text:p>
      <text:p text:style-name="Standard"><text:s text:c="12"/>return None, f"Column '{query_column}' not found."</text:p>
      <text:p text:style-name="Standard"><text:s text:c="8"/></text:p>
      <text:p text:style-name="Standard"><text:s text:c="8"/>try:</text:p>
      <text:p text:style-name="Standard"><text:s text:c="12"/># Return descriptive statistics</text:p>
      <text:p text:style-name="Standard"><text:s text:c="12"/>return data[query_column].describe().to_dict(), None</text:p>
      <text:p text:style-name="Standard"><text:s text:c="8"/>except Exception as e:</text:p>
      <text:p text:style-name="Standard"><text:s text:c="12"/>return None, f"Error processing column '{query_column}': {str(e)}"</text:p>
      <text:p text:style-name="Standard"/>
      <text:p text:style-name="Standard"><text:s text:c="4"/># Return list of columns if no query column is provided</text:p>
      <text:p text:style-name="Standard"><text:s text:c="4"/>return list(data.columns), None</text:p>
      <text:p text:style-name="Standard"/>
      <text:p text:style-name="Standard"/>
      <text:p text:style-name="Standard"/>
      <text:p text:style-name="Standard"/>
      <text:p text:style-name="Standard">class AssistantManager:</text:p>
      <text:p text:style-name="Standard"><text:s text:c="4"/>assistant_id = None</text:p>
      <text:p text:style-name="Standard"><text:s text:c="4"/>thread_id = None</text:p>
      <text:p text:style-name="Standard"/>
      <text:p text:style-name="Standard"><text:s text:c="4"/>def __init__(self, model: str =model):</text:p>
      <text:p text:style-name="Standard"><text:s text:c="8"/>self.client = client</text:p>
      <text:p text:style-name="Standard"><text:s text:c="8"/>self.model = model</text:p>
      <text:p text:style-name="Standard"><text:s text:c="8"/>self.assistant = None,</text:p>
      <text:p text:style-name="Standard"><text:s text:c="8"/>self.thread = None,</text:p>
      <text:p text:style-name="Standard"><text:s text:c="8"/>self.run = None</text:p>
      <text:p text:style-name="Standard"><text:soft-page-break/><text:s text:c="8"/>self.summary=None</text:p>
      <text:p text:style-name="Standard"/>
      <text:p text:style-name="Standard"/>
      <text:p text:style-name="Standard"><text:s text:c="8"/>if AssistantManager.assistant_id:</text:p>
      <text:p text:style-name="Standard"><text:s text:c="12"/>self.assistant = self.client.beta.assistants.retrieve(</text:p>
      <text:p text:style-name="Standard"><text:s text:c="16"/>assistant_id=AssistantManager.assistant_id</text:p>
      <text:p text:style-name="Standard"><text:s text:c="12"/>)</text:p>
      <text:p text:style-name="Standard"><text:s text:c="8"/>if AssistantManager.thread_id:</text:p>
      <text:p text:style-name="Standard"><text:s text:c="12"/>self.thread = self.client.beta.threads.retrieve(</text:p>
      <text:p text:style-name="Standard"><text:s text:c="16"/>thread_id = AssistantManager.thread_id</text:p>
      <text:p text:style-name="Standard"><text:s text:c="12"/>)</text:p>
      <text:p text:style-name="Standard"><text:s text:c="4"/>def create_assistant(self, name, instructions, tools):</text:p>
      <text:p text:style-name="Standard"><text:s text:c="8"/>if not self.assistant:</text:p>
      <text:p text:style-name="Standard"><text:s text:c="12"/>assistant_obj = self.client.beta.assistants.create(</text:p>
      <text:p text:style-name="Standard"><text:s text:c="16"/>name= name,</text:p>
      <text:p text:style-name="Standard"><text:s text:c="16"/>instructions= instructions,</text:p>
      <text:p text:style-name="Standard"><text:s text:c="16"/>tools=tools,</text:p>
      <text:p text:style-name="Standard"><text:s text:c="16"/>model=self.model</text:p>
      <text:p text:style-name="Standard"><text:s text:c="12"/>)</text:p>
      <text:p text:style-name="Standard"><text:s text:c="12"/>AssistantManager.assistant_id = assistant_obj.id</text:p>
      <text:p text:style-name="Standard"><text:s text:c="12"/>self.assistant = assistant_obj</text:p>
      <text:p text:style-name="Standard"><text:s text:c="12"/>print(f"assisID::::{self.assistant_id}" )</text:p>
      <text:p text:style-name="Standard"/>
      <text:p text:style-name="Standard"><text:s text:c="4"/>def create_thread(self):</text:p>
      <text:p text:style-name="Standard"><text:s text:c="8"/>if not self.thread:</text:p>
      <text:p text:style-name="Standard"><text:s text:c="12"/>thread_obj = self.client.beta.threads.create()</text:p>
      <text:p text:style-name="Standard"><text:s text:c="12"/>AssistantManager.thread_id =thread_obj.id</text:p>
      <text:p text:style-name="Standard"><text:s text:c="12"/>self.thread = thread_obj</text:p>
      <text:p text:style-name="Standard"><text:s text:c="12"/>print(f"threadID:::::{self.thread_id}")</text:p>
      <text:p text:style-name="Standard"/>
      <text:p text:style-name="Standard"><text:s text:c="4"/>def add_message_to_thread(self, role, content):</text:p>
      <text:p text:style-name="Standard"><text:s text:c="8"/>if self.thread:</text:p>
      <text:p text:style-name="Standard"><text:s text:c="12"/>self.client.beta.threads.messages.create(</text:p>
      <text:p text:style-name="Standard"><text:s text:c="16"/>thread_id=self.thread.id,</text:p>
      <text:p text:style-name="Standard"><text:s text:c="16"/>role=role,</text:p>
      <text:p text:style-name="Standard"><text:s text:c="16"/>content=content</text:p>
      <text:p text:style-name="Standard"><text:s text:c="12"/>)</text:p>
      <text:p text:style-name="Standard"/>
      <text:p text:style-name="Standard"/>
      <text:p text:style-name="Standard"><text:s text:c="4"/>def run_assistant(self, instructions):</text:p>
      <text:p text:style-name="Standard"><text:s text:c="8"/>if self.thread and self.assistant:</text:p>
      <text:p text:style-name="Standard"><text:s text:c="12"/>self.run = self.client.beta.threads.runs.create(</text:p>
      <text:p text:style-name="Standard"><text:s text:c="16"/>thread_id=self.thread.id,</text:p>
      <text:p text:style-name="Standard"><text:s text:c="16"/>assistant_id=self.assistant.id,</text:p>
      <text:p text:style-name="Standard"><text:s text:c="16"/>instructions=instructions</text:p>
      <text:p text:style-name="Standard"><text:s text:c="12"/>)</text:p>
      <text:p text:style-name="Standard"><text:s text:c="4"/>def process_messages(self):</text:p>
      <text:p text:style-name="Standard"><text:s text:c="8"/>if self.thread:</text:p>
      <text:p text:style-name="Standard"><text:s text:c="12"/>messages = self.client.beta.threads.messages.list(thread_id=self.thread.id)</text:p>
      <text:p text:style-name="Standard"><text:s text:c="12"/>summary = []</text:p>
      <text:p text:style-name="Standard"/>
      <text:p text:style-name="Standard"><text:s text:c="12"/>last_message = messages.data[0]</text:p>
      <text:p text:style-name="Standard"><text:soft-page-break/><text:s text:c="12"/>role = last_message.role</text:p>
      <text:p text:style-name="Standard"><text:s text:c="12"/>response = last_message.content[0].text.value</text:p>
      <text:p text:style-name="Standard"><text:s text:c="12"/>summary.append(response)</text:p>
      <text:p text:style-name="Standard"/>
      <text:p text:style-name="Standard"><text:s text:c="12"/>self.summary = "\n".join(summary)</text:p>
      <text:p text:style-name="Standard"/>
      <text:p text:style-name="Standard"><text:s text:c="12"/>print(f"summarry --------&gt; {role.capitalize()}: ==&gt; {response})")</text:p>
      <text:p text:style-name="Standard"/>
      <text:p text:style-name="Standard"><text:s text:c="12"/># for msg in messages:</text:p>
      <text:p text:style-name="Standard"><text:s text:c="12"/># <text:s text:c="4"/>role =msg.role</text:p>
      <text:p text:style-name="Standard"><text:s text:c="12"/># <text:s text:c="4"/>content = msg.content[0].text.value</text:p>
      <text:p text:style-name="Standard"><text:s text:c="12"/># <text:s text:c="4"/>print(f"summarry --------&gt; {role.capitalize()}: ==&gt; {response})")</text:p>
      <text:p text:style-name="Standard"><text:s text:c="4"/>def call_required_funtions(self, required_actions):</text:p>
      <text:p text:style-name="Standard"><text:s text:c="8"/>if not self.run:</text:p>
      <text:p text:style-name="Standard"><text:s text:c="12"/>return</text:p>
      <text:p text:style-name="Standard"><text:s text:c="8"/>tool_outputs = []</text:p>
      <text:p text:style-name="Standard"/>
      <text:p text:style-name="Standard"/>
      <text:p text:style-name="Standard"><text:s text:c="8"/>for action in required_actions.get("tool_calls", []): <text:s/># Safely handle if "tool_calls" is missing</text:p>
      <text:p text:style-name="Standard"><text:s text:c="12"/>func_name = action.get("function", {}).get("name")</text:p>
      <text:p text:style-name="Standard"><text:s text:c="12"/>arguments = json.loads(action.get("function", {}).get("arguments", "{}"))</text:p>
      <text:p text:style-name="Standard"/>
      <text:p text:style-name="Standard"><text:s text:c="12"/>if func_name == "process_data":</text:p>
      <text:p text:style-name="Standard"><text:s text:c="16"/># Call the process_data function</text:p>
      <text:p text:style-name="Standard"><text:s text:c="16"/>result, error = process_data(query_column=arguments.get("query_column"))</text:p>
      <text:p text:style-name="Standard"/>
      <text:p text:style-name="Standard"><text:s text:c="16"/># Check for errors</text:p>
      <text:p text:style-name="Standard"><text:s text:c="16"/>if error:</text:p>
      <text:p text:style-name="Standard"><text:s text:c="20"/>print(f"Error: {error}")</text:p>
      <text:p text:style-name="Standard"><text:s text:c="20"/>final_str = f"Error: {error}"</text:p>
      <text:p text:style-name="Standard"><text:s text:c="16"/>else:</text:p>
      <text:p text:style-name="Standard"><text:s text:c="20"/># Process the result based on its type</text:p>
      <text:p text:style-name="Standard"><text:s text:c="20"/>final_str = ""</text:p>
      <text:p text:style-name="Standard"><text:s text:c="20"/>if isinstance(result, list): <text:s/># If the result is a list of columns</text:p>
      <text:p text:style-name="Standard"><text:s text:c="24"/>final_str = ", ".join(result) <text:s/># Join columns into a single string</text:p>
      <text:p text:style-name="Standard"><text:s text:c="20"/>elif isinstance(result, dict): <text:s/># If the result is a dictionary of stats</text:p>
      <text:p text:style-name="Standard"><text:s text:c="24"/>final_str = "\n".join([f"{key}: {value}" for key, value in result.items()]) <text:s/># Format stats</text:p>
      <text:p text:style-name="Standard"><text:s text:c="20"/>else:</text:p>
      <text:p text:style-name="Standard"><text:s text:c="24"/>final_str = str(result) <text:s/># Catch-all for unexpected result types</text:p>
      <text:p text:style-name="Standard"/>
      <text:p text:style-name="Standard"><text:s text:c="16"/># Print the final output</text:p>
      <text:p text:style-name="Standard"><text:s text:c="16"/>print(f"stuff;;;;{final_str}")</text:p>
      <text:p text:style-name="Standard"/>
      <text:p text:style-name="Standard"/>
      <text:p text:style-name="Standard"><text:s text:c="8"/>print("submiting output back to the assistant...")</text:p>
      <text:p text:style-name="Standard"><text:s text:c="8"/>self.client.beta.threads.runs.submit_tool_outputs(</text:p>
      <text:p text:style-name="Standard"><text:s text:c="12"/>thread_id=self.thread.id,</text:p>
      <text:p text:style-name="Standard"><text:s text:c="12"/>run_id=self.run.id,</text:p>
      <text:p text:style-name="Standard"><text:s text:c="12"/>tool_outputs=tool_outputs</text:p>
      <text:p text:style-name="Standard"><text:s text:c="8"/>)</text:p>
      <text:p text:style-name="Standard"/>
      <text:p text:style-name="Standard"><text:soft-page-break/></text:p>
      <text:p text:style-name="Standard"><text:s text:c="4"/>#STREAM list front end</text:p>
      <text:p text:style-name="Standard"><text:s text:c="4"/>def get_sammary (self):</text:p>
      <text:p text:style-name="Standard"><text:s text:c="8"/>return self.summary</text:p>
      <text:p text:style-name="Standard"/>
      <text:p text:style-name="Standard"/>
      <text:p text:style-name="Standard"/>
      <text:p text:style-name="Standard"/>
      <text:p text:style-name="Standard"><text:s text:c="4"/>def wait_for_completed(self):</text:p>
      <text:p text:style-name="Standard"><text:s text:c="8"/>if self.thread and self.run:</text:p>
      <text:p text:style-name="Standard"><text:s text:c="12"/>while True:</text:p>
      <text:p text:style-name="Standard"><text:s text:c="16"/>time.sleep(5)</text:p>
      <text:p text:style-name="Standard"><text:s text:c="16"/>run_status = self.client.beta.threads.runs.retrieve(</text:p>
      <text:p text:style-name="Standard"><text:s text:c="20"/>thread_id= self.thread.id,</text:p>
      <text:p text:style-name="Standard"><text:s text:c="20"/>run_id=self.run.id</text:p>
      <text:p text:style-name="Standard"><text:s text:c="16"/>)</text:p>
      <text:p text:style-name="Standard"><text:s text:c="16"/>print(f"RUN status ::{run_status.model_dump_json(indent=4)}")</text:p>
      <text:p text:style-name="Standard"/>
      <text:p text:style-name="Standard"><text:s text:c="16"/>if run_status.status=="completed":</text:p>
      <text:p text:style-name="Standard"><text:s text:c="20"/>self.process_messages</text:p>
      <text:p text:style-name="Standard"><text:s text:c="20"/>break</text:p>
      <text:p text:style-name="Standard"><text:s text:c="16"/>elif run_status.status=="requires_action":</text:p>
      <text:p text:style-name="Standard"><text:s text:c="20"/>print("funtion calling now...")</text:p>
      <text:p text:style-name="Standard"><text:s text:c="20"/>self.call_required_funtions(</text:p>
      <text:p text:style-name="Standard"><text:s text:c="24"/>required_actions=run_status.required_action.submit_tool_outputs.model_dump() <text:s text:c="4"/></text:p>
      <text:p text:style-name="Standard"><text:s text:c="5"/>)</text:p>
      <text:p text:style-name="Standard"/>
      <text:p text:style-name="Standard"><text:s text:c="4"/>def run_steps(self):</text:p>
      <text:p text:style-name="Standard"><text:s text:c="8"/>run_steps = self.client.beta.threads.runs.steps.list(</text:p>
      <text:p text:style-name="Standard"><text:s text:c="12"/>thread_id= self.thread.id,</text:p>
      <text:p text:style-name="Standard"><text:s text:c="12"/>run_id=self.run.id</text:p>
      <text:p text:style-name="Standard"><text:s text:c="8"/>)</text:p>
      <text:p text:style-name="Standard"><text:s text:c="8"/>print(f"run-steps ::: {run_steps}")</text:p>
      <text:p text:style-name="Standard"/>
      <text:p text:style-name="Standard">def main():</text:p>
      <text:p text:style-name="Standard"/>
      <text:p text:style-name="Standard"><text:s text:c="4"/>query_column = input("Enter the column to query or leave blank to initialize the data: ").strip()</text:p>
      <text:p text:style-name="Standard"/>
      <text:p text:style-name="Standard"><text:s text:c="4"/>if query_column == "":</text:p>
      <text:p text:style-name="Standard"><text:s text:c="8"/>columns, error = process_data()</text:p>
      <text:p text:style-name="Standard"><text:s text:c="8"/>if error:</text:p>
      <text:p text:style-name="Standard"><text:s text:c="12"/>print(f"Error: {error}")</text:p>
      <text:p text:style-name="Standard"><text:s text:c="8"/>else:</text:p>
      <text:p text:style-name="Standard"><text:s text:c="12"/>print(f"Available columns: {columns}")</text:p>
      <text:p text:style-name="Standard"><text:s text:c="4"/>else:</text:p>
      <text:p text:style-name="Standard"><text:s text:c="8"/>result, error = process_data(query_column=query_column)</text:p>
      <text:p text:style-name="Standard"><text:s text:c="8"/>if error:</text:p>
      <text:p text:style-name="Standard"><text:s text:c="12"/>print(f"Error: {error}")</text:p>
      <text:p text:style-name="Standard"><text:s text:c="8"/>else:</text:p>
      <text:p text:style-name="Standard"><text:s text:c="12"/>print(f"Descriptive statistics for '{query_column}': {result}")</text:p>
      <text:p text:style-name="Standard"/>
      <text:p text:style-name="Standard"/>
      <text:p text:style-name="Standard"><text:soft-page-break/><text:s text:c="4"/>#streamlit interface</text:p>
      <text:p text:style-name="Standard"/>
      <text:p text:style-name="Standard"/>
      <text:p text:style-name="Standard"/>
      <text:p text:style-name="Standard"/>
      <text:p text:style-name="Standard"><text:s text:c="4"/>manager = AssistantManager()</text:p>
      <text:p text:style-name="Standard"><text:s text:c="4"/>st.title("Data Analytics Assistant")</text:p>
      <text:p text:style-name="Standard"><text:s text:c="4"/>with st.form(key="user_input_form"):</text:p>
      <text:p text:style-name="Standard"><text:s text:c="8"/>instructions = st.text_input("Enter column:")</text:p>
      <text:p text:style-name="Standard"><text:s text:c="8"/>submit_button = st.form_submit_button(label="RUN ASSISTANT")</text:p>
      <text:p text:style-name="Standard"/>
      <text:p text:style-name="Standard"><text:s text:c="8"/>if submit_button:</text:p>
      <text:p text:style-name="Standard"><text:s text:c="12"/>manager.create_assistant(</text:p>
      <text:p text:style-name="Standard"><text:s text:c="16"/>name="fraud detective",</text:p>
      <text:p text:style-name="Standard"><text:s text:c="16"/>instructions="You are a highly skilled fraud detective with extensive experience analyzing fraudulent data. You've meticulously studied countless cases, identifying recurring patterns and trends. You've visualized this data to gain deeper insights and predict future fraudulent transactions. Based on your analysis, you're now tasked with recommending the most effective actions to combat fraud.",</text:p>
      <text:p text:style-name="Standard"><text:s text:c="16"/>tools=[</text:p>
      <text:p text:style-name="Standard"><text:s text:c="20"/>{</text:p>
      <text:p text:style-name="Standard"><text:s text:c="24"/>"name": "process_data",</text:p>
      <text:p text:style-name="Standard"><text:s text:c="24"/>"description": "Processes data by analyzing a specific column for descriptive statistics.",</text:p>
      <text:p text:style-name="Standard"><text:s text:c="24"/>"parameters": {</text:p>
      <text:p text:style-name="Standard"><text:s text:c="28"/>"type": "object",</text:p>
      <text:p text:style-name="Standard"><text:s text:c="28"/>"properties": {</text:p>
      <text:p text:style-name="Standard"><text:s text:c="32"/>"query_column": {"type": "string"},</text:p>
      <text:p text:style-name="Standard"><text:s text:c="28"/>},</text:p>
      <text:p text:style-name="Standard"><text:s text:c="28"/>"required": ["query_column"],</text:p>
      <text:p text:style-name="Standard"><text:s text:c="24"/>},</text:p>
      <text:p text:style-name="Standard"><text:s text:c="20"/>}</text:p>
      <text:p text:style-name="Standard"><text:s text:c="16"/>]</text:p>
      <text:p text:style-name="Standard"><text:s text:c="12"/>)</text:p>
      <text:p text:style-name="Standard"><text:s text:c="12"/>manager.create_thread()</text:p>
      <text:p text:style-name="Standard"/>
      <text:p text:style-name="Standard"><text:s text:c="12"/>#add the messege and run the assistant</text:p>
      <text:p text:style-name="Standard"><text:s text:c="12"/>manager.add_message_to_thread(</text:p>
      <text:p text:style-name="Standard"><text:s text:c="16"/>role="user",</text:p>
      <text:p text:style-name="Standard"><text:s text:c="16"/>content=f"Analyze the {instructions} column in the data for patterns, trends, and anomalies. Visualize the findings in a suitable format."</text:p>
      <text:p text:style-name="Standard"><text:s text:c="12"/>)</text:p>
      <text:p text:style-name="Standard"><text:s text:c="12"/>manager.run_assistant(instructions="analyse the column in the data")</text:p>
      <text:p text:style-name="Standard"/>
      <text:p text:style-name="Standard"><text:s text:c="12"/># wait for completion and process messeges</text:p>
      <text:p text:style-name="Standard"><text:s text:c="12"/>manager.wait_for_completed()</text:p>
      <text:p text:style-name="Standard"/>
      <text:p text:style-name="Standard"><text:s text:c="12"/>sammary = manager.get_sammary()</text:p>
      <text:p text:style-name="Standard"/>
      <text:p text:style-name="Standard"><text:s text:c="12"/>st.write(sammary)</text:p>
      <text:p text:style-name="Standard"/>
      <text:p text:style-name="Standard"><text:s text:c="12"/>st.text("Run steps:")</text:p>
      <text:p text:style-name="Standard"><text:soft-page-break/><text:s text:c="12"/>st.code(manager.run_steps(), line_numbers=True)</text:p>
      <text:p text:style-name="Standard"/>
      <text:p text:style-name="Standard"/>
      <text:p text:style-name="Standard"/>
      <text:p text:style-name="Standard"/>
      <text:p text:style-name="Standard">if __name__ == "__main__":</text:p>
      <text:p text:style-name="Standard"><text:s text:c="4"/>mai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9T12:48:59.308051820</meta:creation-date>
    <dc:date>2024-12-29T12:49:31.939052583</dc:date>
    <meta:editing-duration>PT34S</meta:editing-duration>
    <meta:editing-cycles>1</meta:editing-cycles>
    <meta:document-statistic meta:table-count="0" meta:image-count="0" meta:object-count="0" meta:page-count="7" meta:paragraph-count="242" meta:word-count="942" meta:character-count="10792" meta:non-whitespace-character-count="7590"/>
    <meta:generator>LibreOffice/7.3.7.2$Linux_X86_64 LibreOffice_project/30$Build-2</meta:generator>
  </office:meta>
</office:document-meta>
</file>